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15" calcext:value-type="float">
            <text:p>98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15" calcext:value-type="float">
            <text:p>98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17" calcext:value-type="float">
            <text:p>98,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97" calcext:value-type="float">
            <text:p>98,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23" calcext:value-type="float">
            <text:p>98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21" calcext:value-type="float">
            <text:p>98,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28" calcext:value-type="float">
            <text:p>98,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26" calcext:value-type="float">
            <text:p>98,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85" calcext:value-type="float">
            <text:p>98,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99" calcext:value-type="float">
            <text:p>97,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326" calcext:value-type="float">
            <text:p>98,326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52:32.279429263</meta:creation-date>
    <dc:date>2018-01-14T22:54:37.390897551</dc:date>
    <meta:editing-duration>PT2M5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